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3.282cm"/>
    </style:style>
    <style:style style:name="Table1.C" style:family="table-column">
      <style:table-column-properties style:column-width="2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ced7d5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09c4c1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ba5e27" officeooo:paragraph-rsid="0095f304" style:font-size-asian="14pt" style:font-weight-asian="bold" style:font-size-complex="14pt" style:font-weight-complex="bold"/>
    </style:style>
    <style:style style:name="P18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style:font-size-asian="12pt" style:font-size-complex="12pt"/>
    </style:style>
    <style:style style:name="P22" style:family="paragraph" style:parent-style-name="Table_20_Contents">
      <style:paragraph-properties fo:text-align="justify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24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9c4c1e" officeooo:paragraph-rsid="009c4c1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0f3461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ed7d5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32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3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15ce7" style:font-name-asian="Times New Roman1" style:font-weight-asian="bold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5cm" draw:visible-area-height="5.02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 УКРАЇНИ</text:p>
      <text:p text:style-name="P1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9">4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33"><text:span text:style-name="T3">на тему: </text:span><text:span text:style-name="T4">«Робота з шаблонами(generic java)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>Дніпро, 202</text:span><text:span text:style-name="T6">1</text:span></text:p>
      <text:p text:style-name="P20">Тема. <text:span text:style-name="T10">Робота з шаблонами(generic java).</text:span></text:p>
      <text:p text:style-name="P19"><text:span text:style-name="T13">М</text:span><text:span text:style-name="T12">ета. </text:span><text:span text:style-name="T11">Ознайомитися <text:s text:c="2"/>з <text:s text:c="2"/>поняттям <text:s text:c="2"/>узагальнення, <text:s text:c="2"/>варіантами <text:s text:c="2"/>його застосування. Отримати практичні навички роботи з колекціями як різновидом узагальнень.</text:span></text:p>
      <text:p text:style-name="P14"/>
      <text:p text:style-name="P18"><text:span text:style-name="T12">Завдання. </text:span><text:span text:style-name="T11">Виконайте <text:s/>моделювання ситуації,описаної в <text:s/>індивідуальному <text:s/>завданні,з використанням структур JavaCollectionFramework. Обґрунтуйте вибір структури даних, виконайте аналіз можливих альтернатив.</text:span></text:p>
      <text:p text:style-name="P15">Індивідуальне завдання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07063272496">
          <table:table-cell table:style-name="Table1.A1" office:value-type="string">
            <text:p text:style-name="P24">Варіант</text:p>
          </table:table-cell>
          <table:table-cell table:style-name="Table1.A1" office:value-type="string">
            <text:p text:style-name="P23">Ситуація</text:p>
          </table:table-cell>
          <table:table-cell table:style-name="Table1.C1" office:value-type="string">
            <text:p text:style-name="P23">Значення параметризованого типу</text:p>
          </table:table-cell>
        </table:table-row>
        <table:table-row table:style-name="TableLine94807063346320"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22">Снігуронька <text:s/>записує <text:s/>бажання <text:s/>дітей, <text:s/>які шикуються у чергу. Бажання можуть бути таких видів: іграшки, гаджети, одяг, смаколики. Дід <text:s/>Мороз <text:s/>виконує <text:s/>бажання <text:s/>по <text:s/>одному <text:s/>у порядку <text:s/>надходження. <text:s/>Порахувати <text:s/>скільки бажань кожного виду вже виконав Дід.</text:p>
          </table:table-cell>
          <table:table-cell table:style-name="Table1.C2" office:value-type="string">
            <text:p text:style-name="P24">Бажання</text:p>
          </table:table-cell>
        </table:table-row>
      </table:table>
      <text:p text:style-name="P30"/>
      <text:p text:style-name="P29"><text:span text:style-name="T12">Текст програми. </text:span><text:span text:style-name="T11">github</text:span></text:p>
      <text:p text:style-name="P29"><text:span text:style-name="T11"/></text:p>
      <text:p text:style-name="P28"><text:span text:style-name="T12">Вибір та обґрунтування колекції.</text:span></text:p>
      <text:p text:style-name="P28"><text:span text:style-name="T12"/></text:p>
      <text:p text:style-name="P28"><text:span text:style-name="T12">Виснов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3-05T20:35:02.491274100</dc:date>
    <meta:editing-duration>PT9H22M55S</meta:editing-duration>
    <meta:editing-cycles>210</meta:editing-cycles>
    <meta:generator>LibreOffice/7.0.4.2$Linux_X86_64 LibreOffice_project/00$Build-2</meta:generator>
    <meta:document-statistic meta:table-count="1" meta:image-count="0" meta:object-count="1" meta:page-count="2" meta:paragraph-count="28" meta:word-count="137" meta:character-count="1149" meta:non-whitespace-character-count="1008"/>
  </office:meta>
</office:document-meta>
</file>